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text-properties officeooo:paragraph-rsid="0017f9f2"/>
    </style:style>
    <style:style style:name="P3" style:family="paragraph" style:parent-style-name="Text_20_body">
      <style:paragraph-properties fo:text-align="start" style:justify-single-word="false"/>
      <style:text-properties officeooo:rsid="0016e113" officeooo:paragraph-rsid="0016e113"/>
    </style:style>
    <style:style style:name="P4" style:family="paragraph" style:parent-style-name="Text_20_body">
      <style:paragraph-properties fo:text-align="start" style:justify-single-word="false"/>
      <style:text-properties officeooo:rsid="00174334" officeooo:paragraph-rsid="00174334"/>
    </style:style>
    <style:style style:name="P5" style:family="paragraph" style:parent-style-name="Text_20_body">
      <style:paragraph-properties fo:text-align="start" style:justify-single-word="false"/>
      <style:text-properties officeooo:rsid="00174334" officeooo:paragraph-rsid="0019ee10"/>
    </style:style>
    <style:style style:name="P6" style:family="paragraph" style:parent-style-name="Text_20_body">
      <style:paragraph-properties fo:text-align="start" style:justify-single-word="false"/>
      <style:text-properties officeooo:rsid="0017f9f2" officeooo:paragraph-rsid="0017f9f2"/>
    </style:style>
    <style:style style:name="P7" style:family="paragraph" style:parent-style-name="Text_20_body">
      <style:paragraph-properties fo:text-align="start" style:justify-single-word="false"/>
      <style:text-properties officeooo:rsid="0019ee10" officeooo:paragraph-rsid="0019ee10"/>
    </style:style>
    <style:style style:name="P8" style:family="paragraph" style:parent-style-name="Text_20_body">
      <style:paragraph-properties fo:text-align="start" style:justify-single-word="false"/>
      <style:text-properties officeooo:rsid="0019ee10" officeooo:paragraph-rsid="001a1eab"/>
    </style:style>
    <style:style style:name="P9" style:family="paragraph" style:parent-style-name="Text_20_body">
      <style:paragraph-properties fo:text-align="start" style:justify-single-word="false"/>
      <style:text-properties officeooo:rsid="001a1eab" officeooo:paragraph-rsid="001a1eab"/>
    </style:style>
    <style:style style:name="P10" style:family="paragraph" style:parent-style-name="Text_20_body">
      <style:paragraph-properties fo:text-align="start" style:justify-single-word="false"/>
      <style:text-properties style:text-underline-style="solid" style:text-underline-width="auto" style:text-underline-color="font-color" fo:font-weight="bold" officeooo:rsid="001a1eab" officeooo:paragraph-rsid="001a1eab" style:font-weight-asian="bold" style:font-weight-complex="bold"/>
    </style:style>
    <style:style style:name="P11" style:family="paragraph" style:parent-style-name="Text_20_body">
      <style:paragraph-properties fo:text-align="start" style:justify-single-word="false"/>
      <style:text-properties style:text-underline-style="solid" style:text-underline-width="auto" style:text-underline-color="font-color" fo:font-weight="bold" officeooo:rsid="0019ee10" officeooo:paragraph-rsid="0019ee10" style:font-weight-asian="bold" style:font-weight-complex="bold"/>
    </style:style>
    <style:style style:name="P12" style:family="paragraph" style:parent-style-name="Text_20_body">
      <style:paragraph-properties fo:text-align="start" style:justify-single-word="false"/>
      <style:text-properties style:text-underline-style="solid" style:text-underline-width="auto" style:text-underline-color="font-color" fo:font-weight="bold" officeooo:rsid="00174334" officeooo:paragraph-rsid="00174334" style:font-weight-asian="bold" style:font-weight-complex="bold"/>
    </style:style>
    <style:style style:name="P13" style:family="paragraph" style:parent-style-name="Text_20_body">
      <style:paragraph-properties fo:text-align="start" style:justify-single-word="false"/>
      <style:text-properties style:text-underline-style="solid" style:text-underline-width="auto" style:text-underline-color="font-color" fo:font-weight="bold" officeooo:rsid="0016e113" officeooo:paragraph-rsid="0016e113" style:font-weight-asian="bold" style:font-weight-complex="bold"/>
    </style:style>
    <style:style style:name="P14" style:family="paragraph" style:parent-style-name="Text_20_body">
      <style:paragraph-properties fo:text-align="start" style:justify-single-word="false"/>
      <style:text-properties style:text-underline-style="solid" style:text-underline-width="auto" style:text-underline-color="font-color" fo:font-weight="bold" officeooo:rsid="0016e113" officeooo:paragraph-rsid="00174334" style:font-weight-asian="bold" style:font-weight-complex="bold"/>
    </style:style>
    <style:style style:name="P15" style:family="paragraph" style:parent-style-name="Text_20_body">
      <style:paragraph-properties fo:text-align="start" style:justify-single-word="false"/>
      <style:text-properties officeooo:rsid="001a9a63" officeooo:paragraph-rsid="001a9a63"/>
    </style:style>
    <style:style style:name="P16" style:family="paragraph" style:parent-style-name="Text_20_body">
      <style:paragraph-properties fo:text-align="start" style:justify-single-word="false"/>
      <style:text-properties style:text-underline-style="solid" style:text-underline-width="auto" style:text-underline-color="font-color" fo:font-weight="bold" officeooo:rsid="0017f9f2" officeooo:paragraph-rsid="0017f9f2" style:font-weight-asian="bold" style:font-weight-complex="bold"/>
    </style:style>
    <style:style style:name="P17" style:family="paragraph" style:parent-style-name="Text_20_body">
      <style:paragraph-properties fo:text-align="start" style:justify-single-word="false"/>
      <style:text-properties style:text-underline-style="solid" style:text-underline-width="auto" style:text-underline-color="font-color" fo:font-weight="bold" officeooo:rsid="0019ee10" officeooo:paragraph-rsid="0019ee10" style:font-weight-asian="bold" style:font-weight-complex="bold"/>
    </style:style>
    <style:style style:name="P18" style:family="paragraph" style:parent-style-name="Heading_20_1">
      <style:paragraph-properties fo:text-align="center" style:justify-single-word="false"/>
    </style:style>
    <style:style style:name="T1" style:family="text">
      <style:text-properties officeooo:rsid="00174334"/>
    </style:style>
    <style:style style:name="T2" style:family="text">
      <style:text-properties officeooo:rsid="0017f9f2"/>
    </style:style>
    <style:style style:name="T3" style:family="text">
      <style:text-properties officeooo:rsid="0019ee10"/>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officeooo:rsid="001a9a6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Projet tutoré S1</text:h>
      <text:p text:style-name="P1"/>
      <text:p text:style-name="P13">Définition:</text:p>
      <text:p text:style-name="P3">Un projet qui dure un semestre, en groupe, 4 a 5 du même tp, on a l’aide de profs</text:p>
      <text:p text:style-name="P3">1.5 coeff sur le semestre</text:p>
      <text:p text:style-name="P3">N’importe quel sujet mais il faut:</text:p>
      <text:p text:style-name="P3">- soit une interview/un sondage</text:p>
      <text:p text:style-name="P3">- soit un aspect juridique, soit économique</text:p>
      <text:p text:style-name="P3"/>
      <text:p text:style-name="P14">4 t<text:span text:style-name="T1">â</text:span>ches a réaliser:</text:p>
      <text:p text:style-name="P4">- Il faut faire des recherches sur le sujet, sur la partie éco-droit / entretien</text:p>
      <text:p text:style-name="P4">- Il faut réaliser un site Web (résultat des recherches)</text:p>
      <text:p text:style-name="P4">- Il faut faire un rapport présentant le sujet</text:p>
      <text:p text:style-name="P4">- Et une soutenance </text:p>
      <text:p text:style-name="P3"/>
      <text:p text:style-name="P12">Partie éco-droit:</text:p>
      <text:p text:style-name="P4">Modèle éco lié au theme, chiffres (sur plusieurs années), aspects juridiques et sociaux</text:p>
      <text:p text:style-name="P4"/>
      <text:p text:style-name="P12">Site web:</text:p>
      <text:p text:style-name="P4">Ergonomie du site travaillé, site efficace et esthétique, site hébergé en interne, dev en php</text:p>
      <text:p text:style-name="P4">avec page de contact, email, plusieurs page (une par personne)</text:p>
      <text:p text:style-name="P4"/>
      <text:p text:style-name="P12">Rapport:</text:p>
      <text:p text:style-name="P5">Prendre le temps de rédiger le rapport <text:span text:style-name="T2">4-5 pa</text:span><text:span text:style-name="T3">ges</text:span></text:p>
      <text:p text:style-name="P4">25% de la note finale</text:p>
      <text:p text:style-name="P4">Pas de copier collé, mais citations autorisées</text:p>
      <text:p text:style-name="P4">P1: sujet</text:p>
      <text:p text:style-name="P4">P2: comment avons nous créer le site, pourquoi tel ou tel truc</text:p>
      <text:p text:style-name="P4">P3: analyse du travail de groupe, cmt ça a marché ou non etc</text:p>
      <text:p text:style-name="P4"/>
      <text:p text:style-name="P12"/>
      <text:p text:style-name="P12"><text:soft-page-break/>Soutenance:</text:p>
      <text:p text:style-name="P4">devant un jury de 2-3 profs et les <text:span text:style-name="T2">é</text:span>tudiant<text:span text:style-name="T2">s</text:span> du <text:span text:style-name="T2">TD</text:span></text:p>
      <text:p text:style-name="P4">15 min de presentation, 15 min de question réponses</text:p>
      <text:p text:style-name="P4">Répéter ensemble</text:p>
      <text:p text:style-name="P4">Diapo, <text:s/>Présenter le sujet clairement</text:p>
      <text:p text:style-name="P4">Démonstration du site web, Analyser la création du site</text:p>
      <text:p text:style-name="P4">Analyse du travail de groupe</text:p>
      <text:p text:style-name="P4"/>
      <text:p text:style-name="P2"/>
      <text:p text:style-name="P2"/>
      <text:p text:style-name="P16">Difficultés:</text:p>
      <text:p text:style-name="P6">Travailler en groupe: répartir en groupe, tous travaillent sur faire des recherches, travailler sur le site, rédaction du rapport, créer le diapo du diapo et de la démonstration</text:p>
      <text:p text:style-name="P6"/>
      <text:p text:style-name="P6">La communication entre étudiants: en présentiel 1h prévue le jeudi, choix d’un lieu propice au travail (BU), se tenir au courant de l’avancée du travail, se partager les sources, les informations, pouvoir partager le code et tout (Github)</text:p>
      <text:p text:style-name="P6"/>
      <text:p text:style-name="P6">La communication avec les tuteurs: par mails précis hebdomadaires, directement sur RDV, pour des questions et des soucis, <text:span text:style-name="T3">prendre des notes</text:span></text:p>
      <text:p text:style-name="P6"/>
      <text:p text:style-name="P7">La gestion du temps: faire un diagramme de Gantt en se laissant de la marge, calendrier numérique</text:p>
      <text:p text:style-name="P7">Remarque: le diaporama se fera plus tard</text:p>
      <text:p text:style-name="P11"/>
      <text:p text:style-name="P11">Le calendrier:</text:p>
      <text:p text:style-name="P7">Tout les vendredis avant 19h, mail envoyé à votre tuteur</text:p>
      <text:p text:style-name="P7">25 Septembre: Envoyer un mail, pour informer du groupe et du sujet</text:p>
      <text:p text:style-name="P7">1h de PT dans ADE: Créer les groupes, Choisir son sujet, Choisir un chef de projet en fonction des qualités attendues, Rédiger le mail envoyé par le chef de projet</text:p>
      <text:p text:style-name="P7"/>
      <text:p text:style-name="P7">02 Octobre au 10 Décembre: Un mail tous les vendredis avant 19 sur qui a fait quoi dans la semaine + grille d’avancement du projet</text:p>
      <text:p text:style-name="P7"/>
      <text:p text:style-name="P11"/>
      <text:p text:style-name="P8"><text:soft-page-break/><text:span text:style-name="T4">Dates butoirs:</text:span> </text:p>
      <text:p text:style-name="P8">11 Décembre max 15h, le rapport et rendu</text:p>
      <text:p text:style-name="P9">14 Décembre, le site, 18h</text:p>
      <text:p text:style-name="P9">La Soutenance: début janvier (il est préférable de préparer la soutenance avant les vacances de noël)</text:p>
      <text:p text:style-name="P9"/>
      <text:p text:style-name="P10">Chef de projet:</text:p>
      <text:p text:style-name="P9">Capacité à communiquer avec autrui</text:p>
      <text:p text:style-name="P9">Quelqu’un de motivé, optimiste et qui sait cadrer</text:p>
      <text:p text:style-name="P9">Capacité à voir une vision d’ensemble, et à prioriser par exemple en fonction du barême</text:p>
      <text:p text:style-name="P9">- rapport + soutenance = 50% de la note, <text:span text:style-name="T5">Site: 30%</text:span></text:p>
      <text:p text:style-name="P9">Capacité à gérer la répartition des tâches</text:p>
      <text:p text:style-name="P9"/>
      <text:p text:style-name="P10">Aide:</text:p>
      <text:p text:style-name="P9">Au près des tuteurs: aide pour les recherches, aide technique, sur la disparité du travail, problèmes d’organisation </text:p>
      <text:p text:style-name="P9">Eco-droit : M.Sahler</text:p>
      <text:p text:style-name="P9">Site web : M. Trannoy, M.Millet</text:p>
      <text:p text:style-name="P9"/>
      <text:p text:style-name="P9"><text:span text:style-name="T4">Moodle:</text:span> «Projets tutorés S1» Pleins de choses importantes</text:p>
      <text:p text:style-name="P9">11 cours à consulter tout au long du projet</text:p>
      <text:p text:style-name="P9">→ avoir une vision d’ensemble</text:p>
      <text:p text:style-name="P9">→ répondre aux attentes et aux exigences</text:p>
      <text:p text:style-name="P9">→ apprendre à gérer une documentation importante</text:p>
      <text:p text:style-name="P9"/>
      <text:p text:style-name="P15">Consulter moodle avant 1ere heur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17T08:00:19.512000000</meta:creation-date>
    <dc:date>2020-09-17T08:55:52.356000000</dc:date>
    <meta:editing-duration>PT2M48S</meta:editing-duration>
    <meta:editing-cycles>1</meta:editing-cycles>
    <meta:generator>LibreOffice/6.4.1.2$Windows_X86_64 LibreOffice_project/4d224e95b98b138af42a64d84056446d09082932</meta:generator>
    <meta:document-statistic meta:table-count="0" meta:image-count="0" meta:object-count="0" meta:page-count="3" meta:paragraph-count="62" meta:word-count="560" meta:character-count="3246" meta:non-whitespace-character-count="2744"/>
  </office:meta>
</office:document-meta>
</file>